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Standard">
      <style:text-properties officeooo:rsid="001cb4cd" officeooo:paragraph-rsid="001cb4cd"/>
    </style:style>
    <style:style style:name="P2" style:family="paragraph" style:parent-style-name="Standard">
      <style:paragraph-properties fo:line-height="100%"/>
      <style:text-properties style:use-window-font-color="true" loext:opacity="0%" style:font-name="aakar" fo:font-weight="normal" officeooo:rsid="000fb797" officeooo:paragraph-rsid="001cb4cd" style:font-weight-asian="normal" style:font-weight-complex="normal"/>
    </style:style>
    <style:style style:name="P3" style:family="paragraph" style:parent-style-name="Standard">
      <style:paragraph-properties fo:line-height="100%"/>
      <style:text-properties style:use-window-font-color="true" loext:opacity="0%" style:font-name="aakar" fo:font-weight="normal" officeooo:rsid="000fd861" officeooo:paragraph-rsid="001cb4cd" style:font-weight-asian="normal" style:font-weight-complex="normal"/>
    </style:style>
    <style:style style:name="P4" style:family="paragraph" style:parent-style-name="Standard">
      <style:text-properties style:use-window-font-color="true" loext:opacity="0%" style:font-name="aakar" fo:font-weight="normal" officeooo:rsid="000fd861" officeooo:paragraph-rsid="001cb4cd" style:font-weight-asian="normal" style:font-weight-complex="normal"/>
    </style:style>
    <style:style style:name="T1" style:family="text">
      <style:text-properties style:use-window-font-color="true" loext:opacity="0%" style:font-name="aakar" fo:font-weight="normal" officeooo:rsid="000fb797" style:font-weight-asian="normal" style:font-weight-complex="normal"/>
    </style:style>
    <style:style style:name="T2" style:family="text">
      <style:text-properties style:use-window-font-color="true" loext:opacity="0%" style:font-name="aakar" fo:font-weight="normal" officeooo:rsid="000fd86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02</text:p>
      <text:p text:style-name="P1"/>
      <text:p text:style-name="P1">(01)<text:span text:style-name="T1"> A statically typed programming language is one in which the type of a variable is known at compile time. This means that the compiler can check for type problems before executing the program. Statically typed languages are frequently seen as more dependable and efficient than dynamically typed languages. C, C++, Java, and Pascal are examples of statically typed languages.</text:span></text:p>
      <text:p text:style-name="P2"/>
      <text:p text:style-name="P2">A dynamically typed language is one in which the type of a variable is unknown until runtime. This means that the compiler cannot check for type problems before executing the program. Dynamically typed languages are typically thought to be more expressive and flexible than statically typed languages. Python, Ruby, and JavaScript are examples of dynamically typed languages.</text:p>
      <text:p text:style-name="P2"/>
      <text:p text:style-name="P2">Strongly typed language is a programming language in which type conversions are checked strictly. This means that the compiler will not allow a value of one type to be assigned to a variable of another type, unless the types are compatible. Strongly typed languages are often seen as being more reliable than weakly typed languages. Some examples of strongly typed languages include C, C++, and Java.</text:p>
      <text:p text:style-name="P2"/>
      <text:p text:style-name="P2">Loosely typed language is a programming language in which type conversions are checked loosely. This means that the compiler may allow a value of one type to be assigned to a variable of another type, even if the types are not compatible. Loosely typed languages are often seen as being more expressive than strongly typed languages. </text:p>
      <text:p text:style-name="P3"/>
      <text:p text:style-name="P1"><text:span text:style-name="T1">Java is a statically typed language. This means that the type of a variable is known at compile time, and the compiler will check for type errors before the program is executed. Java is also a strongly typed language, which means that type conversions are checked strictly. This makes Java a reliable and efficient language, but it can also make it more difficult to learn and use.</text:span> </text:p>
      <text:p text:style-name="P1"/>
      <text:p text:style-name="P1">02) <text:span text:style-name="T2">In programming languages, case sensitivity refers to whether the capitalization of identifiers (such as variable names, function names, and class names) is significant. In a case-sensitive language, the capitalization of an identifier matters. For example, the identifiers counter and Counter are distinct in a case-sensitive language. In a case-insensitive language, the capitalization of an identifier does not matter. For example, the identifiers counter and Counter are the same in a case-insensitive language.</text:span></text:p>
      <text:p text:style-name="P3"/>
      <text:p text:style-name="P3">Here are some examples of case-sensitive and case-insensitive programming languages:</text:p>
      <text:p text:style-name="P3"/>
      <text:p text:style-name="P3">Case-sensitive languages: C, C++, Java, C#, Python, Ruby, Swift</text:p>
      <text:p text:style-name="P3">Case-insensitive languages: PHP, BASIC, Pascal, Ada, SQL</text:p>
      <text:p text:style-name="P4"/>
      <text:p text:style-name="P4">Case sensitive-insensitive languages are a bit of a hybrid. In these languages, the capitalization of an identifier is significant only in certain contexts. For example, in the language Haskell, the capitalization of an identifier matters when the identifier is used to define a type. However, the capitalization of an identifier does not matter when the identifier is used to refer to a value.</text:p>
      <text:p text:style-name="P4"><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5:54:12.988323907</meta:creation-date>
    <meta:generator>LibreOffice/7.3.7.2$Linux_X86_64 LibreOffice_project/30$Build-2</meta:generator>
    <dc:date>2023-08-01T06:00:54.186844210</dc:date>
    <meta:editing-duration>PT6M41S</meta:editing-duration>
    <meta:editing-cycles>3</meta:editing-cycles>
    <meta:document-statistic meta:table-count="0" meta:image-count="0" meta:object-count="0" meta:page-count="2" meta:paragraph-count="11" meta:word-count="470" meta:character-count="2998" meta:non-whitespace-character-count="2537"/>
  </office:meta>
</office:document-meta>
</file>